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a15" officeooo:paragraph-rsid="0011aa15"/>
    </style:style>
    <style:style style:name="P2" style:family="paragraph" style:parent-style-name="Standard">
      <style:text-properties officeooo:rsid="00126ee0" officeooo:paragraph-rsid="00126ee0"/>
    </style:style>
    <style:style style:name="P3" style:family="paragraph" style:parent-style-name="Standard">
      <style:text-properties officeooo:rsid="0012e92b" officeooo:paragraph-rsid="0012e92b"/>
    </style:style>
    <style:style style:name="T1" style:family="text">
      <style:text-properties officeooo:rsid="00126ee0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7: Trees</text:p>
      <text:p text:style-name="P1"/>
      <text:p text:style-name="P1">Trees good for:</text:p>
      <text:p text:style-name="P1"><text:tab/> Hierarchical data</text:p>
      <text:p text:style-name="P1"><text:tab/> decision trees</text:p>
      <text:p text:style-name="P1"><text:tab/> models over factors <text:span text:style-name="T1">(good fro representing AI)</text:span></text:p>
      <text:p text:style-name="P1"/>
      <text:p text:style-name="P1"><text:tab/><text:span text:style-name="T1">Node Link – allows for more compact nature</text:span></text:p>
      <text:p text:style-name="P1"><text:tab/><text:span text:style-name="T1">Radial – good for a limited but expanding tree (example tree of life)</text:span></text:p>
      <text:p text:style-name="P1"/>
      <text:p text:style-name="P3">Use of the <text:span text:style-name="T2">Square-ified Tree Map algorithm:</text:span></text:p>
      <text:p text:style-name="P3"/>
      <text:p text:style-name="P2">Heirarchial Edge building (overlay a force directed link map on a tree map)</text:p>
      <text:p text:style-name="P3">TreeMap: good for getting a summary, not for individual comparisons</text:p>
      <text:p text:style-name="P3"><text:tab/><text:tab/>(can be done in 3d by adding shadow)</text:p>
      <text:p text:style-name="P3"/>
      <text:p text:style-name="P3">There are many types (most not useful): <text:a xlink:type="simple" xlink:href="http://treevis.net/" text:style-name="Internet_20_link" text:visited-style-name="Visited_20_Internet_20_Link">http://treevis.net/</text:a> </text:p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33:42.620349444</meta:creation-date>
    <dc:date>2019-02-14T13:55:27.502026377</dc:date>
    <meta:editing-duration>PT11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82" meta:character-count="509" meta:non-whitespace-character-count="426"/>
  </office:meta>
</office:document-meta>
</file>